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Wellenlänge [nm]</text:p>
          </table:table-cell>
          <table:table-cell office:value-type="string" table:style-name="ce1">
            <text:p>Fehler [nm]</text:p>
          </table:table-cell>
          <table:table-cell table:number-columns-repeated="16382"/>
        </table:table-row>
        <table:table-row table:style-name="ro1">
          <table:table-cell office:value-type="float" office:value="512.87099999999998" table:style-name="ce1">
            <text:p>512.871</text:p>
          </table:table-cell>
          <table:table-cell office:value-type="float" office:value="2.0359999999999445" table:formula="of:=513.925-511.889" table:style-name="ce1">
            <text:p>2.036</text:p>
          </table:table-cell>
          <table:table-cell table:number-columns-repeated="16382"/>
        </table:table-row>
        <table:table-row table:style-name="ro1">
          <table:table-cell office:value-type="float" office:value="495.67399999999998" table:style-name="ce1">
            <text:p>495.674</text:p>
          </table:table-cell>
          <table:table-cell office:value-type="float" office:value="2.2789999999999964" table:formula="of:=496.947-494.668" table:style-name="ce1">
            <text:p>2.279</text:p>
          </table:table-cell>
          <table:table-cell table:number-columns-repeated="16382"/>
        </table:table-row>
        <table:table-row table:style-name="ro1">
          <table:table-cell office:value-type="float" office:value="472.67399999999998" table:style-name="ce1">
            <text:p>472.674</text:p>
          </table:table-cell>
          <table:table-cell office:value-type="float" office:value="1.4700000000000273" table:formula="of:=473.437-471.967" table:style-name="ce2">
            <text:p>1.470</text:p>
          </table:table-cell>
          <table:table-cell table:number-columns-repeated="16382"/>
        </table:table-row>
        <table:table-row table:style-name="ro1">
          <table:table-cell office:value-type="float" office:value="464.41899999999998" table:style-name="ce1">
            <text:p>464.419</text:p>
          </table:table-cell>
          <table:table-cell office:value-type="float" office:value="1.7410000000000423" table:formula="of:=465.261-463.52" table:style-name="ce1">
            <text:p>1.741</text:p>
          </table:table-cell>
          <table:table-cell table:number-columns-repeated="16382"/>
        </table:table-row>
        <table:table-row table:style-name="ro1">
          <table:table-cell office:value-type="float" office:value="447.43599999999998" table:style-name="ce1">
            <text:p>447.436</text:p>
          </table:table-cell>
          <table:table-cell office:value-type="float" office:value="2.9559999999999604" table:formula="of:=449.489-446.533" table:style-name="ce1">
            <text:p>2.956</text:p>
          </table:table-cell>
          <table:table-cell table:number-columns-repeated="16382"/>
        </table:table-row>
        <table:table-row table:style-name="ro1">
          <table:table-cell office:value-type="float" office:value="436.82100000000003" table:style-name="ce1">
            <text:p>436.821</text:p>
          </table:table-cell>
          <table:table-cell office:value-type="float" office:value="1.4950000000000045" table:formula="of:=437.591-436.096" table:style-name="ce1">
            <text:p>1.495</text:p>
          </table:table-cell>
          <table:table-cell table:number-columns-repeated="16382"/>
        </table:table-row>
        <table:table-row table:style-name="ro1">
          <table:table-cell office:value-type="float" office:value="431.077" table:style-name="ce1">
            <text:p>431.077</text:p>
          </table:table-cell>
          <table:table-cell office:value-type="float" office:value="1.8190000000000168" table:formula="of:=432.093-430.274" table:style-name="ce1">
            <text:p>1.819</text:p>
          </table:table-cell>
          <table:table-cell table:number-columns-repeated="16382"/>
        </table:table-row>
        <table:table-row table:style-name="ro1">
          <table:table-cell office:value-type="float" office:value="427.65300000000002" table:style-name="ce1">
            <text:p>427.653</text:p>
          </table:table-cell>
          <table:table-cell office:value-type="float" office:value="1.2520000000000095" table:formula="of:=428.253-427.001" table:style-name="ce1">
            <text:p>1.252</text:p>
          </table:table-cell>
          <table:table-cell table:number-columns-repeated="16382"/>
        </table:table-row>
        <table:table-row table:style-name="ro1">
          <table:table-cell office:value-type="float" office:value="424.399" table:style-name="ce1">
            <text:p>424.399</text:p>
          </table:table-cell>
          <table:table-cell office:value-type="float" office:value="2.4390000000000214" table:formula="of:=425.458-423.019" table:style-name="ce1">
            <text:p>2.439</text:p>
          </table:table-cell>
          <table:table-cell table:number-columns-repeated="16382"/>
        </table:table-row>
        <table:table-row table:style-name="ro1">
          <table:table-cell office:value-type="float" office:value="417.56099999999998" table:style-name="ce1">
            <text:p>417.561</text:p>
          </table:table-cell>
          <table:table-cell office:value-type="float" office:value="1.8489999999999895" table:formula="of:=418.354-416.505" table:style-name="ce1">
            <text:p>1.849</text:p>
          </table:table-cell>
          <table:table-cell table:number-columns-repeated="16382"/>
        </table:table-row>
        <table:table-row table:style-name="ro1">
          <table:table-cell office:value-type="float" office:value="413.50900000000001" table:style-name="ce1">
            <text:p>413.509</text:p>
          </table:table-cell>
          <table:table-cell office:value-type="float" office:value="1.5660000000000309" table:formula="of:=414.343-412.777" table:style-name="ce1">
            <text:p>1.566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1-16T19:21:57Z</meta:creation-date>
    <dc:date>2019-11-16T22:45:31Z</dc:date>
  </office:meta>
</office:document-meta>
</file>